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8061b"/>
    </style:style>
    <style:style style:name="P2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rsid="0018061b" officeooo:paragraph-rsid="0018061b"/>
    </style:style>
    <style:style style:name="P3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</style:style>
    <style:style style:name="P4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paragraph-rsid="001a7554"/>
    </style:style>
    <style:style style:name="P5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rsid="004bf0b6" officeooo:paragraph-rsid="004bf0b6"/>
    </style:style>
    <style:style style:name="P6" style:family="paragraph" style:parent-style-name="Standard" style:list-style-name="WWNum4" style:master-page-name="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0cm" style:auto-text-indent="false" style:page-number="auto" fo:background-color="transparent"/>
      <style:text-properties officeooo:rsid="002edf91" officeooo:paragraph-rsid="00454a06"/>
    </style:style>
    <style:style style:name="P7" style:family="paragraph" style:parent-style-name="Standard" style:list-style-name="WWNum4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0cm" style:auto-text-indent="false" fo:background-color="transparent"/>
      <style:text-properties officeooo:rsid="00454a06" officeooo:paragraph-rsid="00454a06"/>
    </style:style>
    <style:style style:name="P8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rsid="0045f6d0" officeooo:paragraph-rsid="00472ad7"/>
    </style:style>
    <style:style style:name="P9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rsid="00472ad7" officeooo:paragraph-rsid="00472ad7"/>
    </style:style>
    <style:style style:name="P10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rsid="00482ce2" officeooo:paragraph-rsid="00482ce2"/>
    </style:style>
    <style:style style:name="P11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rsid="00482ce2" officeooo:paragraph-rsid="00483ed9"/>
    </style:style>
    <style:style style:name="P12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</style:style>
    <style:style style:name="P13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  <style:text-properties officeooo:rsid="00405749" officeooo:paragraph-rsid="00405749"/>
    </style:style>
    <style:style style:name="P14" style:family="paragraph" style:parent-style-name="Heading_20_1" style:list-style-name="WWNum5" style:master-page-name="">
      <style:paragraph-properties fo:margin-left="1.27cm" fo:margin-right="0cm" fo:text-align="justify" style:justify-single-word="false" fo:text-indent="-0.635cm" style:auto-text-indent="false" style:page-number="auto" fo:padding="0.212cm" fo:border="none"/>
      <style:text-properties officeooo:rsid="0045f6d0" officeooo:paragraph-rsid="0045f6d0"/>
    </style:style>
    <style:style style:name="P15" style:family="paragraph" style:parent-style-name="Title" style:master-page-name="Standard">
      <style:paragraph-properties fo:margin-top="0cm" fo:margin-bottom="0cm" loext:contextual-spacing="false" fo:text-align="justify" style:justify-single-word="false" style:page-number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7554" style:font-weight-asian="bold" style:font-weight-complex="bold"/>
    </style:style>
    <style:style style:name="T3" style:family="text">
      <style:text-properties fo:font-weight="bold" officeooo:rsid="002f7f67" style:font-weight-asian="bold" style:font-weight-complex="bold"/>
    </style:style>
    <style:style style:name="T4" style:family="text">
      <style:text-properties fo:font-weight="bold" officeooo:rsid="0045f6d0" style:font-weight-asian="bold" style:font-weight-complex="bold"/>
    </style:style>
    <style:style style:name="T5" style:family="text">
      <style:text-properties officeooo:rsid="0019bbae"/>
    </style:style>
    <style:style style:name="T6" style:family="text">
      <style:text-properties fo:color="#000000" style:font-name="arial" style:text-underline-style="none"/>
    </style:style>
    <style:style style:name="T7" style:family="text">
      <style:text-properties fo:color="#000000" style:font-name="arial" style:text-underline-style="none" officeooo:rsid="002b6903"/>
    </style:style>
    <style:style style:name="T8" style:family="text">
      <style:text-properties fo:color="#000000" style:font-name="arial" style:text-underline-style="none" fo:font-weight="bold" style:font-weight-asian="bold" style:font-weight-complex="bold"/>
    </style:style>
    <style:style style:name="T9" style:family="text">
      <style:text-properties fo:color="#000000" style:font-name="arial" style:text-underline-style="none" fo:font-weight="bold" officeooo:rsid="00482ce2" style:font-weight-asian="bold" style:font-weight-complex="bold"/>
    </style:style>
    <style:style style:name="T10" style:family="text">
      <style:text-properties fo:color="#000000" style:font-name="arial" style:text-underline-style="none" fo:font-weight="bold" officeooo:rsid="00483ed9" style:font-weight-asian="bold" style:font-weight-complex="bold"/>
    </style:style>
    <style:style style:name="T11" style:family="text">
      <style:text-properties fo:color="#000000" style:font-name="arial" style:text-underline-style="none" officeooo:rsid="00482ce2"/>
    </style:style>
    <style:style style:name="T12" style:family="text">
      <style:text-properties fo:color="#000000" style:font-name="arial" style:text-underline-style="none" fo:font-weight="normal" officeooo:rsid="00483ed9" style:font-weight-asian="normal" style:font-weight-complex="normal"/>
    </style:style>
    <style:style style:name="T13" style:family="text">
      <style:text-properties officeooo:rsid="002edf91"/>
    </style:style>
    <style:style style:name="T14" style:family="text">
      <style:text-properties officeooo:rsid="001a7554"/>
    </style:style>
    <style:style style:name="T15" style:family="text">
      <style:text-properties officeooo:rsid="002f7f67"/>
    </style:style>
    <style:style style:name="T16" style:family="text">
      <style:text-properties officeooo:rsid="0045f6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3n0kttgfzr45"/>ДЗ<text:span text:style-name="T5">07</text:span> <text:span text:style-name="T13">Websockets</text:span>.</text:p>
      <text:list xml:id="list438231357" text:style-name="WWNum5">
        <text:list-item>
          <text:p text:style-name="P12"><text:bookmark text:name="_iuamv9f70w8e"/>Общие моменты</text:p>
        </text:list-item>
      </text:list>
      <text:list xml:id="list1984405231" text:style-name="WWNum3">
        <text:list-item>
          <text:p text:style-name="P2">исходники – в папке «L<text:span text:style-name="T5">10</text:span> - <text:span text:style-name="T5">JSP</text:span>»</text:p>
        </text:list-item>
        <text:list-item>
          <text:p text:style-name="P3"><text:span text:style-name="T13">под MVC фреймворк не переделывал</text:span>.</text:p>
        </text:list-item>
        <text:list-item>
          <text:p text:style-name="P5">в docker пока не оборачивал</text:p>
        </text:list-item>
        <text:list-item>
          <text:p text:style-name="P5">под Glassfish переделать пока не получилось, поэтому добавил зависимости JAX-WS для tomcat.</text:p>
        </text:list-item>
        <text:list-item>
          <text:p text:style-name="P4"><text:span text:style-name="T14">Приложение доступно по ссылке </text:span><text:span text:style-name="T2">http://localhost:8080/main</text:span></text:p>
        </text:list-item>
      </text:list>
      <text:p text:style-name="P1"/>
      <text:list xml:id="list70718866337114" text:continue-list="list438231357" text:style-name="WWNum5">
        <text:list-item>
          <text:p text:style-name="P13">Реализация SOAP сервисов</text:p>
        </text:list-item>
      </text:list>
      <text:list xml:id="list1948988329" text:style-name="WWNum4">
        <text:list-header>
          <text:p text:style-name="P6"><text:span text:style-name="T15"><text:tab/>Вместо сервиса расчета налога на прибыль реализовал сервис проверки СНИЛС (страховой номер индивидуального лицевого счета) на валидность. Проверка реализуется методом </text:span><text:span text:style-name="T3">check</text:span><text:span text:style-name="T15"> класса </text:span><text:span text:style-name="T3">SnilsCheckerWebService</text:span><text:span text:style-name="T15">. Методы сервиса вызываются из клиентской части приложения в JS коде (раздел проверки СНИЛС на главной странице приложения – см. функцию </text:span><text:span text:style-name="T3">snilsButtonClick</text:span><text:span text:style-name="T15">). Standalone клиент не делал, т.к. считаю что тема клиентских вызовов вполне покрывается дальнейшим функционалом.</text:span></text:p>
        </text:list-header>
        <text:list-item>
          <text:p text:style-name="P7">Реализован SOAP сервис вычисления средней, максимальной и минимальной зарплаты, поиска ФИО сотрудника с максимальной зарплатой (функциональность реализуют методы <text:span text:style-name="T1">getMinSalary</text:span>, <text:span text:style-name="T1">getMaxSalary</text:span>, <text:span text:style-name="T1">getAvgSalary</text:span>, <text:span text:style-name="T1">getPersonWithMaxSalary</text:span> класса <text:span text:style-name="T1">StaffUtilsWebService</text:span> ). На клиенте вызов этих методов реализован в обработчике клика по кнопке «<text:span text:style-name="T1">рассчитать показатели</text:span>» на главной странице приложения (<text:span text:style-name="T1">computeSalaryButtonClick</text:span>). Также реализован вызов метода SOAP сервиса из сервлета (на JSP странице, представляющей главную страницу приложения – <text:span text:style-name="T16">раздел «минимальная зарплата», вызов метода </text:span><text:span text:style-name="T4">getMinSalary</text:span><text:span text:style-name="T16"> бина </text:span><text:span text:style-name="T4">StaffUtilsWrapper</text:span><text:span text:style-name="T16">, который в свою очередь вызывает метод </text:span><text:span text:style-name="T4">getMinSalary</text:span><text:span text:style-name="T16"> клиента SOAP сервиса</text:span>).</text:p>
        </text:list-item>
      </text:list>
      <text:list xml:id="list70719784940295" text:continue-list="list70718866337114" text:style-name="WWNum5">
        <text:list-item>
          <text:p text:style-name="P14">Реализация клиентов внешних SOAP сервисов.</text:p>
        </text:list-item>
      </text:list>
      <text:p text:style-name="P8"><text:span text:style-name="T7">Р</text:span><text:span text:style-name="T6">еализован клиент для SOAP сервиса Банка России для получения информации о кредитных организациях. Автоматически сгенерированный клиентский код усечен для возможности вызова трех методов – получение списка банков (</text:span><text:span text:style-name="T8">EnumBICXML</text:span><text:span text:style-name="T6">), получение информации о банке по его внутреннему номеру (</text:span><text:span text:style-name="T8">CreditInfoByIntCodeExXML</text:span><text:span text:style-name="T6">), поиск банка части его наименования (</text:span><text:span text:style-name="T8">SearchByNameXML</text:span><text:span text:style-name="T6">). </text:span></text:p>
      <text:p text:style-name="P9"><text:soft-page-break/><text:span text:style-name="T6">Реализован вызов данного функционала в стиле REST. Для этого реализован класс </text:span><text:span text:style-name="T8">CbrKoInfo</text:span><text:span text:style-name="T6">, реализующий низкоуровневую функциональность провайдера веб-сервиса. В обработчике </text:span><text:span text:style-name="T8">invoke</text:span><text:span text:style-name="T6"> данного класса разбирается путь REST запроса, части которого используются для выбора того или иного метода сервиса, а также, как параметры этих методов. </text:span></text:p>
      <text:p text:style-name="P9"><text:span text:style-name="T6">На клиенте функциональность реализована в обработчиках кнопок «получить данные по кредитным организациям» (вызов</text:span><text:span text:style-name="T11">ы</text:span><text:span text:style-name="T6"> </text:span><text:span text:style-name="T8">/</text:span><text:span text:style-name="T9">cbr/lastupdate</text:span><text:span text:style-name="T11">, </text:span><text:span text:style-name="T9">/cbr/listofbanks</text:span><text:span text:style-name="T6">), «найти банк» </text:span><text:span text:style-name="T11">(вызовы </text:span><text:span text:style-name="T9">/cbr/co2, /cb2/co</text:span><text:span text:style-name="T11">)</text:span><text:span text:style-name="T6">, обработчике выбора элемента списка «банк» </text:span><text:span text:style-name="T11">(вызов </text:span><text:span text:style-name="T9">/cbr/co</text:span><text:span text:style-name="T11">)</text:span><text:span text:style-name="T6">.</text:span></text:p>
      <text:p text:style-name="P10"><text:span text:style-name="T6">Вызов рассмотрим на примере поиска информации по банкам по части их наименования. </text:span></text:p>
      <text:p text:style-name="P11"><text:span text:style-name="T6">На главной форме клиента в поле «банк» вводится часть наименования банка. По клику на кнопке «найти банк» вызывается JS обработчик </text:span><text:span text:style-name="T8">updateCoInfo2</text:span><text:span text:style-name="T6">. Данный обработчки вызывает JS функцию </text:span><text:span text:style-name="T8">getCbrData</text:span><text:span text:style-name="T6">, которая является оберткой ajax вызова url </text:span><text:span text:style-name="T8">localhost:8080/cbr/co2/&lt;часть названия банка&gt;</text:span><text:span text:style-name="T6">. На сервере вызов обрабатывается методом </text:span><text:span text:style-name="T8">invoke</text:span><text:span text:style-name="T6"> класса </text:span><text:span text:style-name="T10">CbrKoInfo </text:span><text:span text:style-name="T12">и далее, в методе doGet происходит разбор пути (метод parseQuery) и формирование объекта сервисного класса CbrHelper, далее, в методе dispatchQuery вызывается обертка метода SearchByNameXML сервиса Банка России (метод CreditInfoByName сервисного класса </text:span><text:span text:style-name="T10">CbrKoUtils</text:span><text:span text:style-name="T12">) в которой формируется конверт с ответом. Далее, в методе makeResult формируется ответ SOAP сервиса. Ответ (список банков) передается на клиент, преобразуется в json и по каждому из найденных банков делается запрос вида </text:span><text:span text:style-name="T8">localhost:8080/cbr/co/&lt;</text:span><text:span text:style-name="T10">номер банка в ЦБ</text:span><text:span text:style-name="T8">&gt;</text:span><text:span text:style-name="T12">. Полученная информация отображается в разделе информации о банках главной страницы приложен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2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2-03T07:07:18.272490190</dc:date>
    <meta:editing-duration>PT15H22M37S</meta:editing-duration>
    <meta:editing-cycles>28</meta:editing-cycles>
    <meta:document-statistic meta:table-count="0" meta:image-count="0" meta:object-count="0" meta:page-count="2" meta:paragraph-count="16" meta:word-count="434" meta:character-count="3494" meta:non-whitespace-character-count="3078"/>
  </office:meta>
</office:document-meta>
</file>